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1f3c39" officeooo:paragraph-rsid="001f3c39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1f3c39" officeooo:paragraph-rsid="001f3c39"/>
    </style:style>
    <style:style style:name="P3" style:family="paragraph" style:parent-style-name="Standard">
      <style:text-properties officeooo:rsid="001f89be" officeooo:paragraph-rsid="001f89be"/>
    </style:style>
    <style:style style:name="P4" style:family="paragraph" style:parent-style-name="Standard">
      <style:text-properties officeooo:rsid="00215576" officeooo:paragraph-rsid="00224cb7"/>
    </style:style>
    <style:style style:name="P5" style:family="paragraph" style:parent-style-name="Standard">
      <style:text-properties officeooo:rsid="00215576" officeooo:paragraph-rsid="00215576"/>
    </style:style>
    <style:style style:name="P6" style:family="paragraph" style:parent-style-name="Standard">
      <style:text-properties officeooo:rsid="0022314e" officeooo:paragraph-rsid="0022314e"/>
    </style:style>
    <style:style style:name="P7" style:family="paragraph" style:parent-style-name="Standard">
      <style:text-properties officeooo:rsid="001f89be" officeooo:paragraph-rsid="0022314e"/>
    </style:style>
    <style:style style:name="P8" style:family="paragraph" style:parent-style-name="Standard">
      <style:text-properties officeooo:rsid="00215576" officeooo:paragraph-rsid="0022314e"/>
    </style:style>
    <style:style style:name="P9" style:family="paragraph" style:parent-style-name="Standard">
      <style:text-properties officeooo:rsid="00224cb7" officeooo:paragraph-rsid="00224cb7"/>
    </style:style>
    <style:style style:name="P10" style:family="paragraph" style:parent-style-name="Standard">
      <style:text-properties officeooo:rsid="00235522" officeooo:paragraph-rsid="002355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314e"/>
    </style:style>
    <style:style style:name="T4" style:family="text">
      <style:text-properties officeooo:rsid="00224cb7"/>
    </style:style>
    <style:style style:name="T5" style:family="text">
      <style:text-properties officeooo:rsid="00235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3: Guía de instalación y configuración.</text:p>
      <text:p text:style-name="P2"/>
      <text:p text:style-name="P2">Vamos a proceder ha realizar un tutorial de instalación y configuración para las VM de <text:span text:style-name="T1">Windows</text:span> <text:span text:style-name="T1">Server</text:span> y <text:span text:style-name="T1">Ubuntu</text:span> <text:span text:style-name="T1">Server</text:span>.</text:p>
      <text:p text:style-name="P2"/>
      <text:p text:style-name="P3">Primero nos centraremos en montar la VM de Windows Server.</text:p>
      <text:p text:style-name="P3"/>
      <text:p text:style-name="P3"><text:span text:style-name="T2">Los pasos a seguir son</text:span>:</text:p>
      <text:p text:style-name="P3"/>
      <text:p text:style-name="P3">1. Tener habilitado la opción de virtualización en la BIOS de nuestro equipo.</text:p>
      <text:p text:style-name="P3"/>
      <text:p text:style-name="P3">2. Descargar e instalar VirtualBox.</text:p>
      <text:p text:style-name="P3"/>
      <text:p text:style-name="P3">3. Descargar la ISO de Windows Server 2019 (en nuestro caso).</text:p>
      <text:p text:style-name="P3"/>
      <text:p text:style-name="P4">4. Iniciar Virtualbox, pulsar en “Nueva” y configuramos la VM. Por ejemplo: Nombre, contraseña, ISO a utilizar, recursos, etc. <text:span text:style-name="T3">Hay que recordar que podemos instalar Windows Server con terminal o con la GUI </text:span><text:span text:style-name="T4">a la hora de elegir el tipo de ISO</text:span><text:span text:style-name="T3">.</text:span></text:p>
      <text:p text:style-name="P5"/>
      <text:p text:style-name="P5">5. <text:span text:style-name="T3">Iniciamos la máquina e iniciamos el proceso de instalación de Windows Server.</text:span></text:p>
      <text:p text:style-name="P5"/>
      <text:p text:style-name="P6">6. Una vez instalado, la VM se reiniciará e iniciará el proceso inicio.</text:p>
      <text:p text:style-name="P6"/>
      <text:p text:style-name="P6">7. Una vez hecho tendremos la terminal ya lista para operar. </text:p>
      <text:p text:style-name="P6">________________________________________________________________________________</text:p>
      <text:p text:style-name="P6"/>
      <text:p text:style-name="P6">Ahora vamos a centrarnos en montar la VM de Ubuntu Server.</text:p>
      <text:p text:style-name="P6"/>
      <text:p text:style-name="P6"><text:span text:style-name="T2">Los pasos a seguir son</text:span>: </text:p>
      <text:p text:style-name="P6"/>
      <text:p text:style-name="P7">1. Tener habilitado la opción de virtualización en la BIOS de nuestro equipo.</text:p>
      <text:p text:style-name="P7"/>
      <text:p text:style-name="P7">2. Descargar e instalar VirtualBox.</text:p>
      <text:p text:style-name="P7"/>
      <text:p text:style-name="P7">3. Descargar la ISO de <text:span text:style-name="T3">Ubuntu Server</text:span>.</text:p>
      <text:p text:style-name="P7"/>
      <text:p text:style-name="P8">4. Iniciar Virtualbox, pulsar en “Nueva” y configuramos la VM. Por ejemplo: Nombre, contraseña, ISO a utilizar, recursos, etc.</text:p>
      <text:p text:style-name="P8"/>
      <text:p text:style-name="P9">5. Iniciado la máquina e iniciamos el proceso de instalación,</text:p>
      <text:p text:style-name="P9"/>
      <text:p text:style-name="P9">6. Nos saldrá la pantalla de Grub y seleccionamos Try to Install Ubuntu.</text:p>
      <text:p text:style-name="P8"/>
      <text:p text:style-name="P9">7. Empezará con el proceso de instalación de Ubuntu Server.</text:p>
      <text:p text:style-name="P9"/>
      <text:p text:style-name="P9">8. <text:span text:style-name="T5">Una vez terminado, nos saldrá la terminal para que podamos acceder y operar.</text:span></text:p>
      <text:p text:style-name="P9"/>
      <text:p text:style-name="P10">9. Hay que destacar que Ubuntu Server, viene sin GUI si queremos una, tendremos que instalarlo de forma manual, pero consumirá más recurs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8:45:52.883182481</meta:creation-date>
    <dc:date>2025-06-11T19:21:33.650595056</dc:date>
    <meta:editing-duration>PT24M33S</meta:editing-duration>
    <meta:editing-cycles>6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23" meta:word-count="281" meta:character-count="1717" meta:non-whitespace-character-count="1457"/>
  </office:meta>
</office:document-meta>
</file>